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text-properties fo:language="ru" fo:country="RU"/>
    </style:style>
    <style:style style:name="P129"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paragraph-properties fo:margin-left="0cm" fo:margin-right="0cm" fo:text-indent="0cm" style:auto-text-indent="false"/>
      <style:text-properties fo:language="en" fo:country="US"/>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Footnote">
      <style:text-properties fo:font-style="normal" style:font-style-asian="normal" style:font-style-complex="normal"/>
    </style:style>
    <style:style style:name="P145" style:family="paragraph" style:parent-style-name="Text_20_body">
      <style:paragraph-properties loext:contextual-spacing="false" fo:margin-top="0cm" fo:margin-bottom="0.212cm" fo:text-align="justify" style:justify-single-word="false"/>
      <style:text-properties fo:language="en" fo:country="US"/>
    </style:style>
    <style:style style:name="P14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7" style:family="paragraph" style:parent-style-name="Standard">
      <style:text-properties fo:font-style="italic" style:font-style-asian="italic" style:font-style-complex="italic"/>
    </style:style>
    <style:style style:name="P148" style:family="paragraph" style:parent-style-name="Heading_20_1">
      <style:paragraph-properties fo:margin-left="0cm" fo:margin-right="0cm" fo:text-align="center" style:justify-single-word="false" fo:text-indent="0.499cm" style:auto-text-indent="false"/>
    </style:style>
    <style:style style:name="P149" style:family="paragraph" style:parent-style-name="Heading_20_2">
      <style:text-properties fo:language="en" fo:country="US"/>
    </style:style>
    <style:style style:name="P150" style:family="paragraph" style:parent-style-name="Heading_20_2">
      <style:paragraph-properties fo:text-align="justify" style:justify-single-word="false"/>
    </style:style>
    <style:style style:name="P151" style:family="paragraph" style:parent-style-name="Heading_20_3">
      <style:text-properties fo:language="ru" fo:country="RU"/>
    </style:style>
    <style:style style:name="P152"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loext:char-shading-value="0"/>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0" style:family="text">
      <style:text-properties style:use-window-font-color="true" fo:language="ru" fo:country="RU" fo:font-style="normal" fo:background-color="transparent" style:font-style-asian="normal" style:font-style-complex="normal" loext:char-shading-value="0"/>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style:font-style-asian="normal" style:font-weight-asian="normal" style:font-style-complex="normal" style:font-weight-complex="normal" loext:char-shading-value="0"/>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style:font-weight-asian="normal" style:font-weight-complex="normal" loext:char-shading-value="0"/>
    </style:style>
    <style:style style:name="T56" style:family="text">
      <style:text-properties style:text-line-through-style="solid"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52"/>
      <text:h text:style-name="P149"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41">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1">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41">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4">Дайсон.</text:span></text:p>
      <text:p text:style-name="P76"><text:span text:style-name="T8">– </text:span><text:span text:style-name="T54">Сколько тебе лет?</text:span></text:p>
      <text:p text:style-name="P76"><text:span text:style-name="T8">– </text:span><text:span text:style-name="T54">Два года с начала запуска кластера.</text:span></text:p>
      <text:p text:style-name="P76"><text:span text:style-name="T8">– </text:span><text:span text:style-name="T54">Какой сейчас год?</text:span></text:p>
      <text:p text:style-name="P76"><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3">incompatible interface Analytics v.0.93 beta</text:span>”</text:p>
      <text:p text:style-name="P31">Ага, уже теплее.</text:p>
      <text:p text:style-name="P31"/>
      <text:p text:style-name="P76"><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7">Бип-бип-бип.</text:p>
      <text:p text:style-name="P107"/>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заглянув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text:span text:style-name="T47">–</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1">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9"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9"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283342382668164086" text:style-name="L1">
        <text:list-item>
          <text:p text:style-name="P15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2">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0"><text:s/>Сколько страниц сегодня нахреначили?</text:p><text:p text:style-name="P141">– <text:span text:style-name="T1">Восемь, учитель!</text:span></text:p><text:p text:style-name="P141">–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7"><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9"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7">любви</text:span> начинаешь понимать только тогда, когда <text:span text:style-name="T57">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9" text:outline-level="2">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text:span><text:span text:style-name="T4">заместительная терапия Селестии и </text:span><text:span text:style-name="T50">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7">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text:span><text:soft-page-break/><text:span text:style-name="T27">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3">Мне печалиться не стоит</text:p><text:p text:style-name="P143">Жизнь прекрасна и полн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 —</text:p><text:p text:style-name="P143">Но друзья остались в прошлом,</text:p><text:p text:style-name="P143">Пустота пришла в мой 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text:soft-page-break/>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oft-page-break/><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7">«</text:span>сказочной обезьяне из Вечнодикого леса<text:span text:style-name="T27">»</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oft-page-break/>–<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text:span text:style-name="T5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2">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text:soft-page-break/>“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text:soft-page-break/>–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3">ведь </text:span><text:span text:style-name="T39">я </text:span><text:soft-page-break/><text:span text:style-name="T39">—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text:soft-page-break/>–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text:soft-page-break/>–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0">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oft-page-break/><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7">«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oft-page-break/><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oft-page-break/><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мордочкой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oft-page-break/><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oft-page-break/><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7">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text:soft-page-break/>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oft-page-break/><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text:soft-page-break/>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text:soft-page-break/>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oft-page-break/><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oft-page-break/>«<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text:soft-page-break/>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text:soft-page-break/>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P147"/>
      <text:p text:style-name="Standard"><text:span text:style-name="T19">P.S. Мне тебя не хватает. Сильно.</text:span><text:span text:style-name="T50">»</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text:soft-page-break/></text:p>
      <text:p text:style-name="P50">«<text:span text:style-name="T56">37 пни</text:span></text:p>
      <text:p text:style-name="P69">24пн</text:p>
      <text:p text:style-name="P69">15</text:p>
      <text:p text:style-name="P50"><text:span text:style-name="T23">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с аттестатами по ускоренному курсу</text:span>». «<text:span text:style-name="T23">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text:soft-page-break/>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text:soft-page-break/>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text:soft-page-break/></text:p>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text:soft-page-break/>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text:soft-page-break/>–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text:soft-page-break/>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text:soft-page-break/>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ски <text:span text:style-name="T57">любили друг друга! И у них </text:span>был<text:span text:style-name="T57"> </text:span>офигенский <text:span text:style-name="T57">секс! </text:span>И это было 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КРАК!</text:p>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29">«</text:span>обстоятельство непреодолимой силы<text:span text:style-name="T29">»</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text:soft-page-break/></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oft-page-break/><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2">Когорта <text:span text:style-name="T47">–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text:soft-page-break/>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text:soft-page-break/>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oft-page-break/><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soft-page-break/>…</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text:soft-page-break/>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2">Тороид <text:span text:style-name="T47">–</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oft-page-break/><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text:soft-page-break/>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text:soft-page-break/>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text:soft-page-break/>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oft-page-break/><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text:soft-page-break/>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text:soft-page-break/>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0"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oft-page-break/><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2">Митарианец <text:span text:style-name="T47">–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text:soft-page-break/>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text:soft-page-break/>–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text:soft-page-break/>–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text:soft-page-break/>–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text:soft-page-break/>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text:soft-page-break/>–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text:soft-page-break/>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text:soft-page-break/>–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text:soft-page-break/>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text:soft-page-break/>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text:soft-page-break/>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text:soft-page-break/>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text:soft-page-break/>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oft-page-break/><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text:soft-page-break/>–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text:soft-page-break/>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9"/>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text:soft-page-break/>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text:soft-page-break/>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2">Центурия <text:span text:style-name="T47">–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text:soft-page-break/>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text:span><text:span text:style-name="T1">отремонтировать</text:span><text:span text:style-name="T1">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text:soft-page-break/>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text:soft-page-break/>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text:soft-page-break/>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2">Манипула <text:span text:style-name="T47">–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text:soft-page-break/>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text:soft-page-break/>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вс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text:soft-page-break/>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text:soft-page-break/>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7">А ч</text:span>то случилось с кракеном?</text:p>
      <text:p text:style-name="P52">– Он провалился в <text:span text:style-name="T57">П</text:span>ровал. – отвечает пегаска и смотрит на извивающийся кусок щупальца на скале. – По-крайней мере, большая его часть.</text:p>
      <text:p text:style-name="P52"><text:soft-page-break/>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text:soft-page-break/>–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text:soft-page-break/>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text:soft-page-break/>–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text:soft-page-break/></text:p>
      <text:h text:style-name="Heading_20_2" text:outline-level="2">2<text:span text:style-name="T1">6</text:span>. <text:span text:style-name="T1">Терра</text:span></text:h>
      <text:h text:style-name="P151"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oft-page-break/><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text:soft-page-break/>–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text:soft-page-break/>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text:soft-page-break/>–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1"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1">–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1">– Ты его слишком… эмм, упрощаешь. – продолжала Флаттершай. – Вот, взгляни сюда.</text:p>
      <text:p text:style-name="P101">Флаттершай повернула ко мне экран. Мультяшный Дискорд с полными слёз глазами стоял на ледовом катке перед брошенными коньками.</text:p>
      <text:p text:style-name="P101"><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6">Я с удивлением повернулся к притихшей Флаттершай.</text:p>
      <text:p text:style-name="P106"><text:soft-page-break/>– А как?</text:p>
      <text:p text:style-name="P106">Девушка обхватила себя руками, как будто от холода. Я еле различал её полушёпот.</text:p>
      <text:p text:style-name="P106">–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1">– А ты в курсе, что твой Дискорд многократно сжигал Селестию живьём? Хороша шутка, обхохочешься! – выпалил я.</text:p>
      <text:p text:style-name="P11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1"><text:span text:style-name="T11">– Это всего лишь твои домыслы. С тем же успехом я могу объяснить это тем, что он </text:span>— злой придурок!</text:p>
      <text:p text:style-name="P111">– Это не мои… эмм…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101">Девушка слабо улыбнулась.</text:p>
      <text:p text:style-name="P111">– Я не сержусь… На Дискорда трудно не злиться… Он так себя ведёт, потому что его это… эмм… <text:s/>забавляет.</text:p>
      <text:p text:style-name="P3"/>
      <text:p text:style-name="Text_20_body">…</text:p>
      <text:p text:style-name="P128"/>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soft-page-break/>…</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text:soft-page-break/>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text:soft-page-break/>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 Наконец-то! – проскрипело в наушниках.</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text:soft-page-break/></text:p>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25">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text:soft-page-break/>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6"/>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text:soft-page-break/>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text:soft-page-break/>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102"><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1">Эпплджек стояла посреди комнаты и оглядывалась.</text:p>
      <text:p text:style-name="P111">– Не нравится мне тут. Чуйка нехорошая…</text:p>
      <text:p text:style-name="P101">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11">– Привет, Сел.</text:p>
      <text:p text:style-name="P145">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101"><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1"><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oft-page-break/><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1"/>
      <text:h text:style-name="P149" text:outline-level="2">2<text:span text:style-name="T1">9</text:span>. Отбытие</text:h>
      <text:p text:style-name="P114"/>
      <text:p text:style-name="P101"><text:span text:style-name="T11">– </text:span>Оп-па! – пробормотала Эпплджек. – Нежданчик!</text:p>
      <text:p text:style-name="P101">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101"><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text:span><text:span text:style-name="T11">Проводник. Не думал, что ты догадаешься. Но ты всё-таки нашёл </text:span>Сахарную <text:span text:style-name="T11">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101">Дискорд обернулся на голос и в этот момент я швырнул в него кружкой и бросился к нему через комнату с занесенным над головой стулом.</text:p>
      <text:p text:style-name="P101">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text:soft-page-break/>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1">Я раздражённо повернулся к фермерше.</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руке, привязанной к подлокотнику, и покрутил пальцем у виска.</text:p>
      <text:p text:style-name="P101">– Потому ш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1"><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Я повернулся к выходу. Флаттершай проскочила у меня под локтём и кинулась к драконикусу.</text:p>
      <text:p text:style-name="P121"><text:span text:style-name="T11">– Нет! Дискорд </text:span>— не убийца!!!</text:p>
      <text:p text:style-name="P121">С необычной для неё силой Флаттершай вытащила кляп изо рта драконикуса.</text:p>
      <text:p text:style-name="P121"><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6"/>
      <text:p text:style-name="P121">Или драконикус — гениальный актёр, или… ?</text:p>
      <text:p text:style-name="P121">Я вернулся к драконикусу и уселся на стул напротив него.</text:p>
      <text:p text:style-name="P121"><text:span text:style-name="T11">– Р</text:span>ассказывай.</text:p>
      <text:p text:style-name="P121">Дискорд немного успокоился.</text:p>
      <text:p text:style-name="P121"><text:s/><text:span text:style-name="T11">– </text:span>Вообще-то, от тебя следовало бы избавиться, Проводник. Не знаю, что ты там разведал в Великом<text:span text:style-name="T25">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1"><text:soft-page-break/><text:span text:style-name="T11">– </text:span>А кто тогда насылал на нас этих уродов с рисованными рожами? Кто пытался убить меня раз за разом?</text:p>
      <text:p text:style-name="P121">У драконикуса глаза полезли на лоб.</text:p>
      <text:p text:style-name="P121"><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Я задумался. Драконикус, похоже, говорил искренне. Но кто тогда всё это время играл с нами, <text:span text:style-name="T25">словно кот с мышью</text:span>?</text:p>
      <text:p text:style-name="P121"><text:span text:style-name="T11">– </text:span>Анон! <text:span text:style-name="T11">– </text:span>крикнула Эпплджек из прихожей. <text:span text:style-name="T11">– </text:span>Я слышу шум за дверью!</text:p>
      <text:p text:style-name="P121">Практически одновременно раздался звонок.</text:p>
      <text:p text:style-name="P124">– ОТКРОЙТЕ, ПОЛИЦИЯ! Вам даётся полминуты, чтобы открыть дверь! Через тридцать секунд дверь будет выбита!</text:p>
      <text:p text:style-name="P124"/>
      <text:p text:style-name="P124">Эпплджек ошалело выскочила из прихожей. Несколько мгновений я молча смотрел на неё. В голове свистел ветер и играла дудочка.</text:p>
      <text:p text:style-name="P124">– На крышу, живо!!! Через окно на кухне! – зашипел Дискорд.</text:p>
      <text:p text:style-name="P124">– Что? – ступил я.</text:p>
      <text:p text:style-name="P121"><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верёвки, пытаясь освободиться.</text:span></text:p>
      <text:p text:style-name="P124">Эпплджек, с ноутбуком в одной руке и Флаттершай — во второй, кинулась на кухню.</text:p>
      <text:p text:style-name="P121">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Верёвка в кухонном окне дёргалась под весом карабкающихся девушек. Я словил её и стал на подоконник.</text:p>
      <text:p text:style-name="P121"/>
      <text:p text:style-name="P121">Блё-о-о!</text:p>
      <text:p text:style-name="P121"/>
      <text:p text:style-name="P121">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21">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21">Я задрал голову.</text:p>
      <text:p text:style-name="P121"><text:soft-page-break/>О! Так уже легче! Надо мной всего лишь два этажа. Десять метров верёвки. Если не смотреть вниз, то…</text:p>
      <text:p text:style-name="P121"/>
      <text:p text:style-name="P123">«…<text:span text:style-name="T25">Будь храбр. Будь стоек. Будь силён. Что бы ни случилось, помни: Эквестрия с тобой. Эквестрия в тебе. Навсегда. И всегда…»</text:span></text:p>
      <text:p text:style-name="P125"/>
      <text:p text:style-name="P121">Я вытер ладони о штаны, ухватил канат и сделал шаг вперёд…</text:p>
      <text:p text:style-name="P121"/>
      <text:p text:style-name="P121">…</text:p>
      <text:p text:style-name="P121"/>
      <text:p text:style-name="P121">Святые яйца, Анон, ты действительно сделал ЭТО!</text:p>
      <text:p text:style-name="P121"/>
      <text:p text:style-name="P121">…</text:p>
      <text:p text:style-name="P121"/>
      <text:p text:style-name="P12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1">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1">К счастью, фермерша не разжала ног.</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Бляблябляблябля!!! ДА НУ ЕГО НАХУЙ — ТАКОЙ АЛЬПИНИЗ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
      <text:p text:style-name="P121">…</text:p>
      <text:p text:style-name="P121"/>
      <text:p text:style-name="P121">Захват поперёк груди и сильный рывок выдавили из меня остатки дыхания.</text:p>
      <text:p text:style-name="P121">–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text:p>
      <text:p text:style-name="P121"><text:soft-page-break/></text:p>
      <text:p text:style-name="P121">На длинной шее драконикуса разместились Эпплджек и Флаттершай. Я, для сохранения баланса, разместился ближе к хвосту.</text:p>
      <text:p text:style-name="P121">Дискорд расправил крылья и начал короткую пробежку к краю.</text:p>
      <text:p text:style-name="P121"><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21"/>
      <text:p text:style-name="P121">…ограда края крыши промелькнула под нами…</text:p>
      <text:p text:style-name="P126"/>
      <text:p text:style-name="P121"><text:span text:style-name="T11">– …</text:span>собственно, держаться в воздухе дольше у меня не хватит магии.</text:p>
      <text:p text:style-name="P121"/>
      <text:p text:style-name="P121">Мы летели навстречу закату.</text:p>
      <text:p text:style-name="P121"/>
      <text:p text:style-name="P121">…</text:p>
      <text:p text:style-name="P121"/>
      <text:p text:style-name="P121">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1"><text:span text:style-name="T11">– </text:span>Ю-ху-у-у!!!</text:p>
      <text:p text:style-name="P121">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прижалась к шее Дискорда, отвернулась и закрыла глаза.</text:p>
      <text:p text:style-name="P121">– ВНИМАНИЕ!!! – заорал Дискорд, сложил крылья и влетел в коридор.</text:p>
      <text:p text:style-name="P121"/>
      <text:p text:style-name="P122">***</text:p>
      <text:p text:style-name="P121"/>
      <text:p text:style-name="P121">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ХА-ХА-ХА!</text:p>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text:span><text:span text:style-name="T1">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oft-page-break/><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oft-page-break/><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земное альтерэго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text:soft-page-break/>Анакорн развёл копытами и отпил из стакана.</text:p>
      <text:p text:style-name="P100"><text:span text:style-name="T41">– </text:span><text:span text:style-name="T2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3">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1">Я запротестовал.</text:p>
      <text:p text:style-name="P103">– В Эквестрии не двигают солнце! Аликорны лишь корректируют орбиту Эквуса и луны вокруг него, хотя все уверены в обратном.</text:p>
      <text:p text:style-name="P103">Анакорн улыбнулся во всю морду.</text:p>
      <text:p text:style-name="P103">– Значит, ты уже помогаешь мне, Проводник, даже сам того не осознавая! Я рад!</text:p>
      <text:p text:style-name="P101">Демиург снова отпил из стакана и продолжил.</text:p>
      <text:p text:style-name="P103"/>
      <text:p text:style-name="P103">–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3">–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3">Анакорн только развёл копытами.</text:p>
      <text:p text:style-name="P103">– Не знаю. Может, ему фунты и ярды больше нравятся.</text:p>
      <text:p text:style-name="P103">– Ты так говоришь, будто у Эквуса есть свой собственный разум. – заметил я.</text:p>
      <text:p text:style-name="P103"><text:soft-page-break/>Анакорн усмехнулся.</text:p>
      <text:p text:style-name="P103">–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101">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3"/>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25">.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41">творчество таких раздолбаев, как ты и твой дружок Юджин — чтоб ему икнулось, где бы он ни был.</text:span><text:span text:style-name="T41"><text:note text:id="ftn20" text:note-class="footnote"><text:note-citation>20</text:note-citation><text:note-body><text:p text:style-name="P14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4">– Сам ты раздолбай! – произнёс, наконец, Свирл.</text:p></text:note-body></text:note></text:span><text:span text:style-name="T41">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
      <text:p text:style-name="P101">Анакорн прижал одним копытом центр карандаша к столу и ударил по его кончику другим. Карандаш стал вертеться своеобразной юлой.</text:p>
      <text:p text:style-name="P101"/>
      <text:p text:style-name="P101">–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103"/>
      <text:p text:style-name="P101">Я вспомнил события последнего времени моей родины<text:span text:style-name="T11">.</text:span></text:p>
      <text:p text:style-name="P101">–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1">Анакорн с такой силой надавил копытом на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3">–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3">Я развёл руками.</text:p>
      <text:p text:style-name="P103">–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3">Анакорн улыбнулся и вскочил с пуфика.</text:p>
      <text:p text:style-name="P101"><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6">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6"/>
      <text:p text:style-name="P106">Я скептически хмыкнул.</text:p>
      <text:p text:style-name="P106">–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101"><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text:span><text:span text:style-name="T25">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3">–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oft-page-break/><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снизился на порядок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6">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6">– Почему бы не сделать главной каноническую Эквестрию? Ту, что описана в мультике?</text:p>
      <text:p text:style-name="P106">–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text:span><text:span text:style-name="T47">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7"><text:soft-page-break/></text:p>
      <text:p text:style-name="P106">Анакорн аж подпрыгнул на месте от восторга и стал мне аплодировать.</text:p>
      <text:p text:style-name="P107"/>
      <text:p text:style-name="P106"><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7"/>
      <text:p text:style-name="P107">Я подозрительно посмотрел на Анакорна.</text:p>
      <text:p text:style-name="P107"/>
      <text:p text:style-name="P106"><text:span text:style-name="T17">– </text:span><text:span text:style-name="T47">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7">– </text:span><text:span text:style-name="T47">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6">…</text:p>
      <text:p text:style-name="P106">Факн щит<text:note text:id="ftn21" text:note-class="footnote"><text:note-citation>21</text:note-citation><text:note-body><text:p text:style-name="P141">Fucking shit <text:span text:style-name="T2">–</text:span>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т тебе и помахала Эквестрия ручкой, Анон!</text:p>
      <text:p text:style-name="P106"><text:soft-page-break/></text:p>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1">–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1">–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text:soft-page-break/></text:p>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Глаза демиурга бегали, как у застуканного в трамвае безбилетник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в качестве решения,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Каково это <text:span text:style-name="T23">— </text:span><text:span text:style-name="T54">не знаю даже я. Говорят, это офигенно паршиво, намного хуже смерти. </text:span>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text:soft-page-break/></text:p>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12">~~~</text:p>
      <text:p text:style-name="P107"/>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стояла передо мной в сияющем ореоле гривы. Потом она нерешительно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7">– В другое время, в другом месте, Анон! В другое время, в другом месте!</text:p>
      <text:p text:style-name="P107"/>
      <text:p text:style-name="P110">~~~</text:p>
      <text:p text:style-name="P110"/>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4">–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4">Тёмная аликорница тяжело вздохнула.</text:p>
      <text:p text:style-name="P104">–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4">Аликорница подняла копыто и прижала его к моей груди.</text:p>
      <text:p text:style-name="P104">–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1"/>
      <text:p text:style-name="P110">~~~</text:p>
      <text:p text:style-name="P111"/>
      <text:p text:style-name="P104">– Думал от меня в другой реальности спрятаться?!</text:p>
      <text:p text:style-name="P104">Передо мной возникла хмурая морда Дискорда.</text:p>
      <text:p text:style-name="P104">–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4"><text:soft-page-break/>Так что, Проводничёк, мы ещё встретимся! В другое время и в другом месте! Жди! В другое время, в другом месте!!!</text:p>
      <text:p text:style-name="P108"/>
      <text:p text:style-name="P109">~~~</text:p>
      <text:p text:style-name="P101"/>
      <text:p text:style-name="P104">– Анон?</text:p>
      <text:p text:style-name="P104">– Дэш?!!</text:p>
      <text:p text:style-name="P104">– Эмм… Ты мне снишься?</text:p>
      <text:p text:style-name="P104">– Нет, Дэш, это ты мне снишься.</text:p>
      <text:p text:style-name="P104">–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4">–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4">Пегаска почесала в затылке со смущением.</text:p>
      <text:p text:style-name="P104">– Да? Правда? Ну, офигеть! Что-то я такого не помню совсем. А ты как?</text:p>
      <text:p text:style-name="P99"><text:span text:style-name="T29">–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101">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text:soft-page-break/>Я всё ещё помню…</text:p>
      <text:p text:style-name="P52"/>
      <text:h text:style-name="Heading_20_2" text:outline-level="2">Эпилог. Земля</text:h>
      <text:p text:style-name="P113"/>
      <text:p text:style-name="P119">Звон будильника чуть не проломил башку. Я открыл глаза. </text:p>
      <text:p text:style-name="P119"/>
      <text:p text:style-name="P120"><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
      <text:p text:style-name="P119"><text:span text:style-name="T1">Я нашарил ногами тапки и пошёл в ванную. Проходя мимо стола, зацепился взглядом за</text:span> эскиз <text:span text:style-name="T1">рисунка</text:span>.</text:p>
      <text:p text:style-name="P119"/>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
      <text:p text:style-name="P115">Для того, чтобы выдавить остатки пасты на щётку, пришлось затратить серьёзные усилия.</text:p>
      <text:p text:style-name="P115"/>
      <text:p text:style-name="P116">Ага, и купить туалетной бумаги. Иначе уже вечером придётся использовать рекламки, что кидают в почтовый ящик. А они, блин, глянцевые!</text:p>
      <text:p text:style-name="P116"/>
      <text:p text:style-name="P118">Мысли вернулись к фантазии.</text:p>
      <text:p text:style-name="P118"/>
      <text:p text:style-name="P116">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6"/>
      <text:p text:style-name="P115">Попытка притронуться щёткой к зубу вызвала ноющую боль. </text:p>
      <text:p text:style-name="P115"/>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7"/>
      <text:p text:style-name="P115">Доставая из стола ключи от машины, опять наткнулся взглядом на эскиз.</text:p>
      <text:p text:style-name="P115"/>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7">А вот, кстати… А почему бы и нет? Хорошее ведь название? И интригующее — сразу сесть за клавиатуру захотелось.</text:p>
      <text:p text:style-name="P117"><text:soft-page-break/>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8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8-28T00:13:33.69</dc:date>
    <meta:editing-duration>P146DT5H14M42S</meta:editing-duration>
    <meta:editing-cycles>9199</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32" meta:paragraph-count="4734" meta:word-count="105219" meta:character-count="668999"/>
  </office:meta>
</office:document-meta>
</file>